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ejaVu Sans2" svg:font-family="'DejaVu Sans'" style:font-family-generic="swiss"/>
    <style:font-face style:name="DejaVu Sans" svg:font-family="'DejaVu Sans'" style:font-pitch="variable"/>
    <style:font-face style:name="IRKamran" svg:font-family="IRKamran" style:font-pitch="variable"/>
    <style:font-face style:name="IRKamran:kern" svg:font-family="IRKamran:kern" style:font-pitch="variable"/>
    <style:font-face style:name="IRKamran:kern1" svg:font-family="IRKamran:kern" style:font-adornments="Regular" style:font-pitch="variable"/>
    <style:font-face style:name="IRRoya" svg:font-family="IRRoya" style:font-pitch="variable"/>
    <style:font-face style:name="Liberation Serif1" svg:font-family="'Liberation Serif'"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315038"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6"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color="#000000" style:font-name="0" fo:font-size="12pt" style:letter-kerning="true" style:font-name-asian="01" style:font-size-asian="12pt" style:font-style-asian="normal" style:font-weight-asian="normal" style:font-name-complex="01"/>
    </style:style>
    <style:style style:name="T5" style:family="text">
      <style:text-properties fo:color="#000000" fo:font-size="12pt" style:letter-kerning="true" style:font-name-asian="01" style:font-size-asian="12pt" style:font-style-asian="normal" style:font-weight-asian="normal" style:font-name-complex="01"/>
    </style:style>
    <style:style style:name="T6" style:family="text">
      <style:text-properties fo:color="#000000" style:letter-kerning="true" style:font-name-asian="01" style:font-style-asian="normal" style:font-weight-asian="normal" style:font-name-complex="01"/>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rd times by Charles Dickens</text:p>
      <text:p text:style-name="P2">page 1:</text:p>
      <text:p text:style-name="P4">BOOK THE FIRST – SOWING</text:p>
      <text:p text:style-name="P4">CHAPTER ONE – The ONE THING NEEDFUL</text:p>
      <text:p text:style-name="P4">‘Now, what I want is, Facts. Teach these boys and girls nothing but Facts. Facts alone are wanted in life. Plant nothing else, and root out everything else. You can only form the minds of reasoning animals <office:annotation office:name="__Annotation__184_4195529928" loext:resolved="false"><dc:creator>saeed sarkarati</dc:creator><dc:date>2023-03-28T13:49:20.924563718</dc:date><loext:sender-initials>ss</loext:sender-initials><text:p text:style-name="P6"><text:span text:style-name="T7">روی، بر، بر روی، برفراز</text:span></text:p><text:p text:style-name="P7"><text:span text:style-name="T7">I jumped upon the horse</text:span></text:p><text:p text:style-name="P6"><text:span text:style-name="T7"><text:tab/></text:span><text:span text:style-name="T7">پریدم <text:s/>روی اسب</text:span></text:p><text:p text:style-name="P7"><text:span text:style-name="T7">a house built upon a hill</text:span></text:p><text:p text:style-name="P7"><text:span text:style-name="T7"/></text:p><text:p text:style-name="P6"><text:span text:style-name="T7"><text:tab/></text:span><text:span text:style-name="T7">خانه‌ای که برفراز تپه‌ای ساخته شده است.</text:span></text:p><text:p text:style-name="P7"><text:span text:style-name="T7">intense sadness fell upon me again</text:span></text:p><text:p text:style-name="P6"><text:span text:style-name="T7"><text:tab/></text:span><text:span text:style-name="T7">حزن شدید دوباره بر من مستولی شد</text:span></text:p></office:annotation>upon<office:annotation-end office:name="__Annotation__184_4195529928"/>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5">The scene was a plain, <text:s/>bare, <office:annotation office:name="__Annotation__185_4195529928" loext:resolved="false"><dc:creator>saeed sarkarati</dc:creator><dc:date>2023-03-28T13:49:59.916411901</dc:date><loext:sender-initials>ss</loext:sender-initials><text:p text:style-name="P6"><text:span text:style-name="T7">خسته کننده، بی تنوع، ملالت آور</text:span></text:p><text:p text:style-name="P7"><text:span text:style-name="T7">the monotonous life of prisoners</text:span></text:p><text:p text:style-name="P6"><text:span text:style-name="T7"><text:tab/></text:span><text:span text:style-name="T7">زندگی یکنواخت و خسته کننده‌ی زندانیان</text:span></text:p><text:p text:style-name="P7"><text:span text:style-name="T7">a monotonous landscape</text:span></text:p><text:p text:style-name="P6"><text:span text:style-name="T7">منظره‌ی ملالت انگیز</text:span></text:p><text:p text:style-name="P7"><text:span text:style-name="T7"/></text:p></office:annotation>monotonous<office:annotation-end office:name="__Annotation__185_4195529928"/>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86_4195529928" loext:resolved="false"><dc:creator>saeed sarkarati</dc:creator><dc:date>2023-03-28T13:50:35.220679133</dc:date><loext:sender-initials>ss</loext:sender-initials><text:p text:style-name="P7"><text:span text:style-name="T7"><text:s/></text:span><text:span text:style-name="T7">گنجایش سرداب، به اندازه‌ی یک سرداب پر</text:span></text:p><text:p text:style-name="P7"><text:span text:style-name="T7"><text:s/></text:span><text:span text:style-name="T7">سرداب‌ها، دخمه‌ها</text:span></text:p></office:annotation><text:span text:style-name="T2">cellarage</text:span><office:annotation-end office:name="__Annotation__186_4195529928"/><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office:annotation office:name="__Annotation__159_4195529928" loext:resolved="false"><dc:creator>saeed sarkarati</dc:creator><dc:date>2023-03-28T13:07:15.670840926</dc:date><loext:sender-initials>ss</loext:sender-initials><text:p text:style-name="P7"><text:span text:style-name="T7">ناسازگار</text:span></text:p><text:p text:style-name="P7"><text:span text:style-name="T7">Acomodating: </text:span></text:p><text:p text:style-name="P7"><text:span text:style-name="T7">مهمان نواز، سازگار، خوش برخورد، مهربان، همراه، مددکار، مشتاق به کمک دادن، انعطاف‌پذیر، مایل به همکاری</text:span></text:p></office:annotation><text:span text:style-name="T2">unaccommodating</text:span><office:annotation-end office:name="__Annotation__159_4195529928"/><text:span text:style-name="T2"> </text:span><office:annotation office:name="__Annotation__187_4195529928" loext:resolved="false"><dc:creator>saeed sarkarati</dc:creator><dc:date>2023-03-28T13:51:21.716402975</dc:date><loext:sender-initials>ss</loext:sender-initials><text:p text:style-name="P6"><text:span text:style-name="T7">قدرت درک، فهم</text:span></text:p><text:p text:style-name="P7"><text:span text:style-name="T7">his grasp of mathematics is extraordinary</text:span></text:p><text:p text:style-name="P7"><text:span text:style-name="T7"><text:tab/></text:span><text:span text:style-name="T7">فهم ریاضی او فوق‌العاده است</text:span></text:p></office:annotation><text:span text:style-name="T2">grasp</text:span><office:annotation-end office:name="__Annotation__187_4195529928"/><text:span text:style-name="T2">, like a </text:span><office:annotation office:name="__Annotation__188_4195529928" loext:resolved="false"><dc:creator>saeed sarkarati</dc:creator><dc:date>2023-03-28T13:52:10.252247652</dc:date><loext:sender-initials>ss</loext:sender-initials><text:p text:style-name="P7"><text:span text:style-name="T7"><text:s/></text:span><text:span text:style-name="T7">سرسخت، مصمم، یک‌دنده، لجوج، لجباز، خودرای، چشم سفید، کله شق، خیره سر، سمج</text:span></text:p><text:p text:style-name="P7"><text:span text:style-name="T7">a stubborn man</text:span><text:span text:style-name="T7"><text:tab/></text:span></text:p><text:p text:style-name="P6"><text:span text:style-name="T7">آدم سرسخت، سر سختانه، لجوجانه، مصممانه</text:span></text:p><text:p text:style-name="P7"><text:span text:style-name="T7">stubborn resistance</text:span><text:span text:style-name="T7"><text:tab/></text:span></text:p><text:p text:style-name="P6"><text:span text:style-name="T7">مقاومت سرسختانه، <text:s/>مقاوم، دپرپای، دیر درمان، دیرالتیام، بدقلق</text:span></text:p><text:p text:style-name="P7"><text:span text:style-name="T7">a stubborn disease</text:span><text:span text:style-name="T7"><text:tab/></text:span><text:span text:style-name="T7">بیماری دیر درمان</text:span></text:p><text:p text:style-name="P7"><text:span text:style-name="T7">a stubborn engine</text:span><text:span text:style-name="T7"><text:tab/></text:span></text:p><text:p text:style-name="P6"><text:span text:style-name="T7">یک <text:s text:c="2"/>موتور بدقلق، پیگیر، بی‌امان</text:span></text:p><text:p text:style-name="P7"><text:span text:style-name="T7">stubborn campaigns</text:span><text:span text:style-name="T7"><text:tab/></text:span><text:span text:style-name="T7">مبارزات <text:s text:c="2"/>بی‌ امان</text:span></text:p></office:annotation><text:span text:style-name="T2">stubborn</text:span><office:annotation-end office:name="__Annotation__188_4195529928"/><text:span text:style-name="T2"> fact, as it was, - all helped the emphasis. </text:span></text:p>
      <text:p text:style-name="P5"><text:soft-page-break/>‘<text:span text:style-name="T3">In this life, we want nothing but Facts, sir: nothing but Facts!’</text:span></text:p>
      <text:p text:style-name="P2">The speaker, and the schoolmaster, and the third grown person present, all backed a little, and swept with their eyes the inclined plane of little <office:annotation office:name="__Annotation__189_4195529928" loext:resolved="false"><dc:creator>saeed sarkarati</dc:creator><dc:date>2023-03-28T13:52:55.588129201</dc:date><loext:sender-initials>ss</loext:sender-initials><text:p text:style-name="P6"><text:span text:style-name="T7">ظرف، گنجانه، سپار، خنور</text:span></text:p><text:p text:style-name="P7"><text:span text:style-name="T7">silver vessels of various seizes</text:span></text:p><text:p text:style-name="P6"><text:span text:style-name="T7">ظروف نقره به اندازه هـای مختلف</text:span></text:p><text:p text:style-name="P7"><text:span text:style-name="T7">he placed a large copper vessel over the fire.</text:span><text:span text:style-name="T7"><text:tab/></text:span></text:p><text:p text:style-name="P6"><text:span text:style-name="T7">یک ظرف مسی بزرگ را روی آتش قرار داد</text:span></text:p></office:annotation>vessels<office:annotation-end office:name="__Annotation__189_4195529928"/> then and there arranged in order, ready to have <office:annotation office:name="__Annotation__216_4195529928" loext:resolved="false"><dc:creator>saeed sarkarati</dc:creator><dc:date>2023-03-28T13:55:09.852099036</dc:date><loext:sender-initials>ss</loext:sender-initials><text:p text:style-name="P7"><text:span text:style-name="T7"><text:s/></text:span><text:span text:style-name="T7">گالن امپراتوری، گالن انگلیسی (برابر با </text:span><text:span text:style-name="T7">4/546</text:span><text:span text:style-name="T7"> لیتر یا یک و نیم گالن امریکایی)</text:span></text:p></office:annotation>imperial gallons<office:annotation-end office:name="__Annotation__216_4195529928"/> of facts poured into them until they were full to the <office:annotation office:name="__Annotation__190_4195529928" loext:resolved="false"><dc:creator>saeed sarkarati</dc:creator><dc:date>2023-03-28T13:53:40.020208309</dc:date><loext:sender-initials>ss</loext:sender-initials><text:p text:style-name="P7"><text:span text:style-name="T7">(</text:span><text:span text:style-name="T7">در مورد فنجان <text:s/>و کاسه و ظروف <text:s/>دیگر</text:span><text:span text:style-name="T7">) <text:s text:c="2"/></text:span><text:span text:style-name="T7">لب، لبه، کناره، حاشیه</text:span></text:p><text:p text:style-name="P7"><text:span text:style-name="T7">the glass was filled to the brim</text:span></text:p><text:p text:style-name="P6"><text:span text:style-name="T7">لیوان لبالب <text:s/>بود</text:span></text:p><text:p text:style-name="P7"><text:span text:style-name="T7">her lipstick on the brim of the cup</text:span><text:span text:style-name="T7"><text:tab/></text:span></text:p><text:p text:style-name="P6"><text:span text:style-name="T7">جای ماتیک او بر لبه‌ی فنجان</text:span></text:p></office:annotation>brim<office:annotation-end office:name="__Annotation__190_4195529928"/>.</text:p>
      <text:p text:style-name="P3"><text:span text:style-name="T6">CHAPTER II - </text:span><text:span text:style-name="T6"><office:annotation office:name="__Annotation__122_4181825467" loext:resolved="false"><dc:creator>saeed sarkarati</dc:creator><dc:date>2023-04-05T11:59:46.579000000</dc:date><loext:sender-initials>ss</loext:sender-initials><text:p text:style-name="P7"><text:span text:style-name="T7">کشتن بیگناهان</text:span></text:p></office:annotation></text:span><text:span text:style-name="T6">MURDERING THE INNOCENTS</text:span><office:annotation-end office:name="__Annotation__122_4181825467"/></text:p>
      <text:p text:style-name="P3"><text:span text:style-name="T6">THOMAS GRADGRIND, sir. A man of realities. A man of facts and calculations. A man who proceeds upon the principle that two and two are four, and nothing over, and who is not to be talked into allowing for anything over. Thomas Gradgrind, sir - </text:span><text:span text:style-name="T6"><office:annotation office:name="__Annotation__124_4181825467" loext:resolved="false"><dc:creator>saeed sarkarati</dc:creator><dc:date>2023-04-05T12:01:47.427000000</dc:date><loext:sender-initials>ss</loext:sender-initials><text:p text:style-name="P7"><text:span text:style-name="T7">به طور قطعی</text:span></text:p></office:annotation></text:span><text:span text:style-name="T6">peremptorily</text:span><office:annotation-end office:name="__Annotation__124_4181825467"/><text:span text:style-name="T6"> Thomas – Thomas Gradgrind. With a rule and a pair of scales, and the multiplication table always in his pocket, sir, ready to weigh and measure any parcel of human nature, and tell you exactly what it comes to.It is a mere question of figures, a case of simple arithmetic. You might hope to get some other nonsensical belief into the head of George Gradgrind, or Augustus Gradgrind, or John Gradgrind, or Joseph Gradgrind (all supposititious, non-existent persons), but into the head of Thomas Gradgrind - no, sir!</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ejaVu Sans2" svg:font-family="'DejaVu Sans'" style:font-family-generic="swiss"/>
    <style:font-face style:name="DejaVu Sans" svg:font-family="'DejaVu Sans'" style:font-pitch="variable"/>
    <style:font-face style:name="IRKamran" svg:font-family="IRKamran" style:font-pitch="variable"/>
    <style:font-face style:name="IRKamran:kern" svg:font-family="IRKamran:kern" style:font-pitch="variable"/>
    <style:font-face style:name="IRKamran:kern1" svg:font-family="IRKamran:kern" style:font-adornments="Regular" style:font-pitch="variable"/>
    <style:font-face style:name="IRRoya" svg:font-family="IRRoya" style:font-pitch="variable"/>
    <style:font-face style:name="Liberation Serif1" svg:font-family="'Liberation Serif'"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1" svg:font-family="0" style:font-family-generic="system"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2-31T01:57:08.029145130</meta:creation-date>
    <dc:date>2023-04-05T12:48:46.800000000</dc:date>
    <meta:editing-duration>PT3H48M37S</meta:editing-duration>
    <meta:editing-cycles>21</meta:editing-cycles>
    <meta:generator>LibreOffice/6.4.3.2$Windows_X86_64 LibreOffice_project/747b5d0ebf89f41c860ec2a39efd7cb15b54f2d8</meta:generator>
    <dc:creator>saeed sarkarati</dc:creator>
    <meta:document-statistic meta:table-count="0" meta:image-count="0" meta:object-count="0" meta:page-count="2" meta:paragraph-count="10" meta:word-count="474" meta:character-count="2740" meta:non-whitespace-character-count="2269"/>
  </office:meta>
</office:document-meta>
</file>